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f02d" officeooo:paragraph-rsid="000ef02d"/>
    </style:style>
    <style:style style:name="P2" style:family="paragraph" style:parent-style-name="Standard" style:list-style-name="L1">
      <style:text-properties officeooo:rsid="000f64ea" officeooo:paragraph-rsid="000f64ea"/>
    </style:style>
    <style:style style:name="P3" style:family="paragraph" style:parent-style-name="Standard" style:list-style-name="L1">
      <style:text-properties officeooo:rsid="0010570a" officeooo:paragraph-rsid="0010570a"/>
    </style:style>
    <style:style style:name="T1" style:family="text">
      <style:text-properties officeooo:rsid="0011d4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поминалка</text:p>
      <text:list xml:id="list484229106" text:style-name="L1">
        <text:list-item>
          <text:p text:style-name="P1">Добавить на функцию по созданию проекта защиту на совпадение имени. </text:p>
        </text:list-item>
        <text:list-item>
          <text:p text:style-name="P2">В более прадвинутой версии должен быть вариант конфигурации рабочих файлов и папок. Типа при первом запуске все создать и дальше быть уверенным что всё окей. </text:p>
        </text:list-item>
        <text:list-item>
          <text:p text:style-name="P2">Подумать над системой защиты на случай удаления важных файлов. </text:p>
        </text:list-item>
        <text:list-item>
          <text:p text:style-name="P3">Записать пошаговые процедуры для своих функций. <text:span text:style-name="T1">К примеру когда мы просим добавить файл в проект все сведения о нём уже должны лежать в кешах.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27T22:54:44.447348576</dc:date>
    <meta:editing-duration>PT3M40S</meta:editing-duration>
    <meta:editing-cycles>5</meta:editing-cycles>
    <meta:document-statistic meta:table-count="0" meta:image-count="0" meta:object-count="0" meta:page-count="1" meta:paragraph-count="5" meta:word-count="73" meta:character-count="447" meta:non-whitespace-character-count="379"/>
  </office:meta>
</office:document-meta>
</file>